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5000000E5DBE9154A3CBDDE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15e" officeooo:paragraph-rsid="001f115e"/>
    </style:style>
    <style:style style:name="P2" style:family="paragraph" style:parent-style-name="Standard">
      <style:text-properties officeooo:rsid="00208c21" officeooo:paragraph-rsid="00208c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2.0244in" draw:z-index="0"><draw:image xlink:href="Pictures/10000001000002F5000000E5DBE9154A3CBDDEDF.png" xlink:type="simple" xlink:show="embed" xlink:actuate="onLoad" draw:mime-type="image/png"/></draw:frame>NetCE</text:p>
      <text:p text:style-name="P2"><draw:frame draw:style-name="fr1" draw:name="Image2" text:anchor-type="char" svg:width="6.6929in" svg:height="2.0244in" draw:z-index="1"><draw:image xlink:href="Pictures/10000001000002F5000000E5DBE9154A3CBDDEDF.png" xlink:type="simple" xlink:show="embed" xlink:actuate="onLoad" draw:mime-type="image/png"/></draw:frame>netEQ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7:56:42.169004774</meta:creation-date>
    <dc:date>2023-01-14T17:58:57.855627168</dc:date>
    <meta:editing-duration>PT2M1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2" meta:word-count="2" meta:character-count="10" meta:non-whitespace-character-count="10"/>
  </office:meta>
</office:document-meta>
</file>